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830000018D48C1B47B8199A00E.png" manifest:media-type="image/png"/>
  <manifest:file-entry manifest:full-path="Pictures/100002010000060A0000025F11B081343A5126A0.png" manifest:media-type="image/png"/>
  <manifest:file-entry manifest:full-path="Pictures/10000201000001C20000012FB6B87E57F01352F3.png" manifest:media-type="image/png"/>
  <manifest:file-entry manifest:full-path="Pictures/1000020000000127000000D3BF75820E42B4F8B4.png" manifest:media-type="image/png"/>
  <manifest:file-entry manifest:full-path="Pictures/100002010000060A0000025F65955910CA8458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njaliOldLipi" svg:font-family="AnjaliOldLipi" style:font-pitch="variable"/>
    <style:font-face style:name="Baekmuk Headline" svg:font-family="'Baekmuk Headline'" style:font-pitch="variable"/>
    <style:font-face style:name="Cabin" svg:font-family="Cabin" style:font-adornments="SemiBold" style:font-pitch="variable"/>
    <style:font-face style:name="Chilanka" svg:font-family="Chilanka" style:font-pitch="variable"/>
    <style:font-face style:name="Dyuthi" svg:font-family="Dyuth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253cm, 29.205cm, -0.041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408cm, 13.735cm, 0cm, 22.81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48cm, 1.583cm, 1.573cm, 2cm)" draw:image-opacity="100%" style:mirror="horizontal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212cm" svg:stroke-color="#7b3d00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Dyuthi" fo:font-size="32pt" fo:font-weight="normal"/>
    </style:style>
    <style:style style:name="P4" style:family="paragraph">
      <loext:graphic-properties draw:fill="none" draw:fill-color="#ffffff"/>
      <style:text-properties style:font-name="Dyuthi" fo:font-size="3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5cm" svg:y1="5.75cm" svg:x2="32.5cm" svg:y2="20cm">
          <text:p/>
        </draw:line>
        <draw:line draw:style-name="gr2" draw:text-style-name="P1" draw:layer="layout" svg:x1="4.1cm" svg:y1="9.4cm" svg:x2="27.75cm" svg:y2="24cm">
          <text:p/>
        </draw:line>
        <draw:g>
          <draw:frame draw:style-name="gr3" draw:text-style-name="P2" draw:layer="layout" svg:width="6.081cm" svg:height="4.35cm" svg:x="7.801cm" svg:y="5.95cm">
            <draw:image xlink:href="Pictures/1000020000000127000000D3BF75820E42B4F8B4.png" xlink:type="simple" xlink:show="embed" xlink:actuate="onLoad" draw:mime-type="image/png">
              <text:p/>
            </draw:image>
          </draw:frame>
          <draw:frame draw:style-name="gr4" draw:text-style-name="P2" draw:layer="layout" svg:width="3.628cm" svg:height="0.749cm" draw:transform="rotate (-0.27104963283472) translate (8.666cm 9.629cm)">
            <draw:image xlink:href="Pictures/100002010000060A0000025F65955910CA8458D7.png" xlink:type="simple" xlink:show="embed" xlink:actuate="onLoad" draw:mime-type="image/png">
              <text:p/>
            </draw:image>
          </draw:frame>
          <draw:frame draw:style-name="gr5" draw:text-style-name="P2" draw:layer="layout" svg:width="2.512cm" svg:height="2.103cm" draw:transform="skewX (0.000523598775598463) rotate (-0.543495529071033) translate (13.791cm 8.485cm)">
            <draw:image xlink:href="Pictures/100002010000060A0000025F11B081343A5126A0.png" xlink:type="simple" xlink:show="embed" xlink:actuate="onLoad" draw:mime-type="image/png">
              <text:p/>
            </draw:image>
          </draw:frame>
          <draw:frame draw:style-name="gr5" draw:text-style-name="P2" draw:layer="layout" svg:width="2.512cm" svg:height="2.103cm" draw:transform="skewX (0.000523598775598463) rotate (-0.543495529071033) translate (13.85cm 9.125cm)">
            <draw:image xlink:href="Pictures/100002010000060A0000025F11B081343A5126A0.png" xlink:type="simple" xlink:show="embed" xlink:actuate="onLoad" draw:mime-type="image/png">
              <text:p/>
            </draw:image>
          </draw:frame>
          <draw:frame draw:style-name="gr5" draw:text-style-name="P2" draw:layer="layout" svg:width="2.512cm" svg:height="2.103cm" draw:transform="skewX (0.000523598775598463) rotate (-0.543495529071033) translate (13.423cm 9.402cm)">
            <draw:image xlink:href="Pictures/100002010000060A0000025F11B081343A5126A0.png" xlink:type="simple" xlink:show="embed" xlink:actuate="onLoad" draw:mime-type="image/png">
              <text:p/>
            </draw:image>
          </draw:frame>
        </draw:g>
        <draw:g>
          <draw:frame draw:style-name="gr6" draw:text-style-name="P1" draw:layer="layout" svg:width="7.287cm" svg:height="4.907cm" draw:transform="skewX (0.000349065850398789) rotate (2.20033658798925) translate (27.233cm 23.754cm)">
            <draw:image xlink:href="Pictures/10000201000001C20000012FB6B87E57F01352F3.png" xlink:type="simple" xlink:show="embed" xlink:actuate="onLoad" draw:mime-type="image/png">
              <text:p/>
            </draw:image>
          </draw:frame>
          <draw:frame draw:style-name="gr7" draw:text-style-name="P2" draw:layer="layout" svg:width="6.654cm" svg:height="7.281cm" draw:transform="skewX (-7.68707975525815E-017) rotate (-0.677711348549398) translate (23.016cm 9.477cm)">
            <draw:image xlink:href="Pictures/10000201000001830000018D48C1B47B8199A00E.png" xlink:type="simple" xlink:show="embed" xlink:actuate="onLoad" draw:mime-type="image/png">
              <text:p/>
            </draw:image>
          </draw:frame>
          <draw:path draw:style-name="gr8" draw:text-style-name="P1" draw:layer="layout" svg:width="0.942cm" svg:height="0.493cm" draw:transform="skewX (0.376642052580376) rotate (0.242251700176813) translate (21.5673202210261cm 14.9594748848701cm)" svg:viewBox="0 0 943 494" svg:d="M0 14c348-69 675 125 896 364l47 116">
            <text:p/>
          </draw:path>
          <draw:frame draw:style-name="gr5" draw:text-style-name="P2" draw:layer="layout" svg:width="2.512cm" svg:height="2.103cm" draw:transform="skewX (0.000523598775598287) rotate (-0.469493568786474) translate (27.664cm 14.166cm)">
            <draw:image xlink:href="Pictures/100002010000060A0000025F11B081343A5126A0.png" xlink:type="simple" xlink:show="embed" xlink:actuate="onLoad" draw:mime-type="image/png">
              <text:p/>
            </draw:image>
          </draw:frame>
          <draw:frame draw:style-name="gr5" draw:text-style-name="P2" draw:layer="layout" svg:width="2.512cm" svg:height="2.103cm" draw:transform="skewX (0.000523598775598287) rotate (-0.469493568786474) translate (27.772cm 14.8cm)">
            <draw:image xlink:href="Pictures/100002010000060A0000025F11B081343A5126A0.png" xlink:type="simple" xlink:show="embed" xlink:actuate="onLoad" draw:mime-type="image/png">
              <text:p/>
            </draw:image>
          </draw:frame>
          <draw:frame draw:style-name="gr5" draw:text-style-name="P2" draw:layer="layout" svg:width="2.512cm" svg:height="2.103cm" draw:transform="skewX (0.000523598775598287) rotate (-0.469493568786474) translate (27.365cm 15.107cm)">
            <draw:image xlink:href="Pictures/100002010000060A0000025F11B081343A5126A0.png" xlink:type="simple" xlink:show="embed" xlink:actuate="onLoad" draw:mime-type="image/png">
              <text:p/>
            </draw:image>
          </draw:frame>
          <draw:frame draw:style-name="gr4" draw:text-style-name="P2" draw:layer="layout" svg:width="5.437cm" svg:height="1.122cm" draw:transform="rotate (-0.643153829359911) translate (19.673cm 15.782cm)">
            <draw:image xlink:href="Pictures/100002010000060A0000025F65955910CA8458D7.png" xlink:type="simple" xlink:show="embed" xlink:actuate="onLoad" draw:mime-type="image/png">
              <text:p/>
            </draw:image>
          </draw:frame>
        </draw:g>
        <draw:g>
          <draw:path draw:style-name="gr9" draw:text-style-name="P1" draw:layer="layout" svg:width="5.082cm" svg:height="2.733cm" draw:transform="rotate (-0.185353966561798) translate (4.00379538660639cm 0.0631805181615697cm)" svg:viewBox="0 0 5083 2734" svg:d="M0 2734c4070 0 5083-2734 5083-2734">
            <text:p/>
          </draw:path>
          <draw:path draw:style-name="gr10" draw:text-style-name="P1" draw:layer="layout" svg:width="5.577cm" svg:height="3.437cm" draw:transform="skewX (-0.0537561409614253) rotate (-0.214151899219705) translate (4.04979749781726cm 1.31465272046082cm)" svg:viewBox="0 0 5578 3438" svg:d="M0 3438c4466-1 5578-3438 5578-3438">
            <text:p/>
          </draw:path>
          <draw:line draw:style-name="gr11" draw:text-style-name="P1" draw:layer="layout" svg:x1="9cm" svg:y1="0.5cm" svg:x2="10.5cm" svg:y2="5.75cm">
            <text:p/>
          </draw:line>
          <draw:line draw:style-name="gr11" draw:text-style-name="P1" draw:layer="layout" svg:x1="3.5cm" svg:y1="2.25cm" svg:x2="3.25cm" svg:y2="10cm">
            <text:p/>
          </draw:line>
          <draw:frame draw:style-name="gr12" draw:text-style-name="P4" draw:layer="layout" svg:width="3.093cm" svg:height="1.382cm" draw:transform="rotate (0.29251718263425) translate (4.992cm 3.471cm)">
            <draw:text-box>
              <text:p text:style-name="P3">Finish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njaliOldLipi" svg:font-family="AnjaliOldLipi" style:font-pitch="variable"/>
    <style:font-face style:name="Baekmuk Headline" svg:font-family="'Baekmuk Headline'" style:font-pitch="variable"/>
    <style:font-face style:name="Cabin" svg:font-family="Cabin" style:font-adornments="SemiBold" style:font-pitch="variable"/>
    <style:font-face style:name="Chilanka" svg:font-family="Chilanka" style:font-pitch="variable"/>
    <style:font-face style:name="Dyuthi" svg:font-family="Dyuth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7T16:41:16.773883934</meta:creation-date>
    <dc:date>2020-11-17T17:32:08.092220296</dc:date>
    <meta:editing-duration>PT30M26S</meta:editing-duration>
    <meta:editing-cycles>8</meta:editing-cycles>
    <meta:generator>LibreOffice/7.0.3.1$Linux_X86_64 LibreOffice_project/00$Build-1</meta:generator>
    <meta:document-statistic meta:object-count="22"/>
  </office:meta>
</office:document-meta>
</file>